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text-align="center" style:justify-single-word="false" fo:padding="0in" fo:border="none"/>
    </style:style>
    <style:style style:name="P5" style:family="paragraph" style:parent-style-name="Heading_20_1">
      <style:paragraph-properties fo:padding="0in" fo:border="none"/>
    </style:style>
    <style:style style:name="P6" style:family="paragraph" style:parent-style-name="Heading_20_2">
      <style:paragraph-properties fo:padding="0in" fo:border="none"/>
    </style:style>
    <style:style style:name="P7" style:family="paragraph" style:parent-style-name="Title">
      <style:paragraph-properties fo:padding="0in" fo:border="none"/>
    </style:style>
    <style:style style:name="P8" style:family="paragraph" style:parent-style-name="Subtitle">
      <style:paragraph-properties fo:padding="0in" fo:border="none"/>
    </style:style>
    <style:style style:name="P9" style:family="paragraph" style:parent-style-name="Subtitle">
      <style:paragraph-properties fo:text-align="center" style:justify-single-word="false" fo:padding="0in" fo:border="none"/>
    </style:style>
    <style:style style:name="P10" style:family="paragraph" style:parent-style-name="Heading_20_1">
      <style:paragraph-properties fo:break-before="page" fo:padding="0in" fo:border="none"/>
    </style:style>
    <style:style style:name="P11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3c162" officeooo:paragraph-rsid="0013c162" style:font-size-asian="18pt" style:font-style-asian="italic" style:font-size-complex="18pt"/>
    </style:style>
    <style:style style:name="P12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13" style:family="paragraph" style:parent-style-name="Standard" style:list-style-name="WWNum1">
      <style:paragraph-properties fo:margin-left="0.5in" fo:margin-right="0in" fo:margin-top="0.0835in" fo:margin-bottom="0in" loext:contextual-spacing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.0835in" fo:margin-bottom="0in" loext:contextual-spacing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.0835in" loext:contextual-spacing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.0835in" loext:contextual-spacing="false" fo:text-indent="-0.25in" style:auto-text-indent="false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3c162" style:font-name-asian="Arial1" style:font-size-asian="10pt" style:font-style-asian="italic" style:font-name-complex="Arial1" style:font-size-complex="10pt"/>
    </style:style>
    <style:style style:name="T4" style:family="text">
      <style:text-properties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5" style:family="text">
      <style:text-properties officeooo:rsid="0013c1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gjdgxs"/><text:s/></text:p>
      <text:p text:style-name="P4"/>
      <text:p text:style-name="P3"/>
      <text:p text:style-name="P8"><text:bookmark text:name="_obz2hpz69ku"/>Evidence Collected During the <text:line-break/>Design and Creation of a Website:</text:p>
      <text:p text:style-name="P7"><text:bookmark text:name="_4vckve4h0m19"/>PUT YOUR WEBSITE TOPIC HERE</text:p>
      <text:p text:style-name="P9"><text:bookmark text:name="_3v3mnrb33b32"/>by</text:p>
      <text:p text:style-name="P11">Justin Muirhead</text:p>
      <text:p text:style-name="P4"><text:bookmark text:name="_30j0zll"/></text:p>
      <text:p text:style-name="P3"/>
      <text:p text:style-name="P6"><text:bookmark text:name="_8mq40ijcpkxu"/></text:p>
      <text:p text:style-name="P6"><text:bookmark text:name="_4x5le3kt3ui1"/></text:p>
      <text:p text:style-name="P10"><text:bookmark text:name="_tzl27jvk31fo"/>Evidence of Testing</text:p>
      <text:list xml:id="list2676717001" text:style-name="WWNum1">
        <text:list-item>
          <text:p text:style-name="P13">Spelling / Information accuracy</text:p>
        </text:list-item>
        <text:list-item>
          <text:p text:style-name="P15">HTML / CSS validation</text:p>
        </text:list-item>
        <text:list-item>
          <text:p text:style-name="P15">Browser testing </text:p>
        </text:list-item>
        <text:list-item>
          <text:p text:style-name="P15">Usability testing</text:p>
        </text:list-item>
        <text:list-item>
          <text:p text:style-name="P15">Requirements / functionality testing</text:p>
        </text:list-item>
        <text:list-item>
          <text:p text:style-name="P16">etc. </text:p>
        </text:list-item>
      </text:list>
      <text:p text:style-name="Standard"/>
      <text:p text:style-name="Heading_20_1"><text:bookmark text:name="_8br6ygzhlqrk"/>Describe relevant implications</text:p>
      <text:list xml:id="list348060264" text:style-name="WWNum2">
        <text:list-item>
          <text:p text:style-name="P14">Privacy described</text:p>
        </text:list-item>
        <text:list-item>
          <text:p text:style-name="P17">Copyright described</text:p>
        </text:list-item>
      </text:list>
      <text:p text:style-name="Standard"/>
      <text:p text:style-name="Heading_20_1"><text:bookmark text:name="_es3i61htlnex"/>Relevant implications addressed</text:p>
      <text:p text:style-name="P3"/>
      <text:p text:style-name="P5"><text:bookmark text:name="_6a3oznvdhr6j"/>Evidence Relating to Ethical, Moral and Legal Issues</text:p>
      <text:p text:style-name="P3"/>
      <text:p text:style-name="P3"/>
      <text:p text:style-name="P5"><text:bookmark text:name="_rcnsixvcjpsq"/>Evidence of refinement in the design process</text:p>
      <text:p text:style-name="P3"/>
      <text:p text:style-name="Heading_20_1"><text:bookmark text:name="_ax2rvua2uyxg"/>Evidence of refinement in the development process</text:p>
      <text:p text:style-name="Standard"/>
      <text:p text:style-name="P5"><text:bookmark text:name="_dlh157z7h0pc"/><text:soft-page-break/>Evidence of refinement due to testing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3c162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</text:span><text:span text:style-name="MT1"> </text:span><text:span text:style-name="MT2">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1</text:page-number><text:span text:style-name="MT2"><text:s/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dc:date>2020-04-16T10:00:44.288520236</dc:date>
    <meta:editing-duration>PT7M29S</meta:editing-duration>
    <meta:editing-cycles>1</meta:editing-cycles>
    <meta:document-statistic meta:table-count="0" meta:image-count="0" meta:object-count="0" meta:page-count="3" meta:paragraph-count="22" meta:word-count="97" meta:character-count="623" meta:non-whitespace-character-count="551"/>
  </office:meta>
</office:document-meta>
</file>